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under>
          <mo stretchy="false">∫</mo>
          <mrow>
            <mi>S</mi>
            <mrow>
              <mo fence="true" stretchy="false">(</mo>
              <mrow>
                <mi>V</mi>
              </mrow>
              <mo fence="true" stretchy="false">)</mo>
            </mrow>
          </mrow>
        </munder>
        <mtext>d</mtext>
      </mrow>
      <mi>f</mi>
      <mi>'</mi>
      <msub>
        <mi>G</mi>
        <mi>D</mi>
      </msub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frac>
        <mrow>
          <mo stretchy="false">∂</mo>
          <mi mathvariant="normal">ϕ</mi>
        </mrow>
        <mrow>
          <mo stretchy="false">∂</mo>
          <mi>n</mi>
          <mi>'</mi>
        </mrow>
      </mfrac>
      <mrow>
        <mspace width="0.5em"/>
        <mo stretchy="false">=</mo>
        <mspace width="0.5em"/>
      </mrow>
      <mn>0</mn>
    </mrow>
    <annotation encoding="StarMath 5.0">int from { S(V) } "d" f' G_D ( { bold r },{ bold r }' )
{partial %iphi} over {partial n'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41:39.842000000</meta:creation-date>
    <meta:generator>LibreOffice/4.2.4.2$Windows_x86 LibreOffice_project/63150712c6d317d27ce2db16eb94c2f3d7b699f8</meta:generator>
  </office:meta>
</office:document-meta>
</file>